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6000000CA668A676951CF7393.png" manifest:media-type="image/png"/>
  <manifest:file-entry manifest:full-path="Pictures/100000010000025A00000167E4682331EF0F761F.png" manifest:media-type="image/png"/>
  <manifest:file-entry manifest:full-path="Pictures/100023F100003E330000251552932D8D83FA3D7D.svg" manifest:media-type="image/svg+xml"/>
  <manifest:file-entry manifest:full-path="Pictures/10002BD000003E3300002360B7CABD2632FC4888.svg" manifest:media-type="image/svg+xml"/>
  <manifest:file-entry manifest:full-path="Pictures/1000000000000193000000AA97ED903DA7D5159C.png" manifest:media-type="image/png"/>
  <manifest:file-entry manifest:full-path="Pictures/100000010000029C000001C25131C0FB31E63D05.png" manifest:media-type="image/png"/>
  <manifest:file-entry manifest:full-path="Pictures/1000000000000162000000C29113AB0337A2B0C4.png" manifest:media-type="image/png"/>
  <manifest:file-entry manifest:full-path="Pictures/100000000000021A000000EB8ACF8904EB0A656A.jpg" manifest:media-type="image/jpeg"/>
  <manifest:file-entry manifest:full-path="Pictures/10000001000000BD00000057905259342481DABA.gif" manifest:media-type="image/gif"/>
  <manifest:file-entry manifest:full-path="Pictures/100000010000060F000004AEE67336A0B9B80C01.png" manifest:media-type="image/png"/>
  <manifest:file-entry manifest:full-path="Pictures/100000010000025A00000156308D90D2A6989D48.png" manifest:media-type="image/png"/>
  <manifest:file-entry manifest:full-path="Pictures/1001633F0000456E0000233EAECAF47B04C6AD98.svg" manifest:media-type="image/svg+xml"/>
  <manifest:file-entry manifest:full-path="Pictures/10000000000002E60000016C123BD94C99E9E951.png" manifest:media-type="image/png"/>
  <manifest:file-entry manifest:full-path="Pictures/10000001000002A000000155A8DF1044B009C613.png" manifest:media-type="image/png"/>
  <manifest:file-entry manifest:full-path="Pictures/10000000000000A10000004534ECB7735B598428.png" manifest:media-type="image/png"/>
  <manifest:file-entry manifest:full-path="Pictures/10000000000000F9000000713BC044C3C9E7F0C7.png" manifest:media-type="image/png"/>
  <manifest:file-entry manifest:full-path="Pictures/10000000000004B00000038421DEC524011365B6.jpg" manifest:media-type="image/jpeg"/>
  <manifest:file-entry manifest:full-path="Pictures/100166FA0000450C00002E816FC653B0553E35CF.svg" manifest:media-type="image/svg+xml"/>
  <manifest:file-entry manifest:full-path="Pictures/1000329200003E330000265D4EB88525496D22F0.svg" manifest:media-type="image/svg+xml"/>
  <manifest:file-entry manifest:full-path="Pictures/10000001000002B20000023ABBC969C70C598AD7.png" manifest:media-type="image/png"/>
  <manifest:file-entry manifest:full-path="Pictures/100000010000025A000001732C37E12FD4AEC3C8.png" manifest:media-type="image/png"/>
  <manifest:file-entry manifest:full-path="Pictures/10016B460000474D00003AEC90E0E7F34C4DDCF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46cm" fo:min-width="13.5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127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0000ff" loext:opacity="100%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3333ff"/>
      <style:paragraph-properties style:writing-mode="lr-tb"/>
      <style:text-properties fo:color="#3333ff" loext:opacity="100%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fo:text-align="justify" style:writing-mode="lr-tb"/>
      <style:text-properties fo:color="#0000ff" loext:opacity="100%" fo:font-size="20pt" style:font-size-asian="20pt" style:font-size-complex="20pt"/>
    </style:style>
    <style:style style:name="P9" style:family="paragraph">
      <loext:graphic-properties draw:fill="none" draw:fill-color="#ff3333"/>
      <style:paragraph-properties fo:text-align="start" style:writing-mode="lr-tb"/>
      <style:text-properties fo:color="#111111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loext:graphic-properties draw:fill="none" draw:fill-color="#ff3333"/>
      <style:paragraph-properties style:writing-mode="lr-tb"/>
      <style:text-properties fo:color="#111111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0000ff" loext:opacity="100%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3333ff" loext:opacity="100%" style:text-underline-style="solid" style:text-underline-width="auto" style:text-underline-color="font-color"/>
    </style:style>
    <style:style style:name="T4" style:family="text">
      <style:text-properties fo:color="#0000ff" loext:opacity="100%" fo:font-size="20pt" style:font-size-asian="20pt" style:font-size-complex="20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4.224cm" svg:height="3.048cm" svg:x="0.762cm" svg:y="14.7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19.304cm" svg:height="2.54cm" svg:x="5.588cm" svg:y="0.254cm" presentation:class="title" presentation:user-transformed="true">
          <draw:text-box>
            <text:p text:style-name="P2"><text:span text:style-name="T1">Cuaderno </text:span><text:span text:style-name="T1">Técnico de </text:span><text:span text:style-name="T1">FPGAs </text:span><text:span text:style-name="T1">libres</text:span></text:p>
          </draw:text-box>
        </draw:frame>
        <draw:frame draw:style-name="gr2" draw:text-style-name="P5" draw:layer="layout" svg:width="8.636cm" svg:height="1.016cm" svg:x="1.524cm" svg:y="14.986cm">
          <draw:text-box>
            <text:p text:style-name="P4"><text:span text:style-name="T2">Juan González Gómez</text:span></text:p>
          </draw:text-box>
        </draw:frame>
        <draw:frame draw:style-name="gr3" draw:text-style-name="P6" draw:layer="layout" svg:width="4.041cm" svg:height="1.704cm" svg:x="23.114cm" svg:y="18.971cm">
          <draw:image xlink:href="Pictures/1000000000000193000000AA97ED903DA7D5159C.png" xlink:type="simple" xlink:show="embed" xlink:actuate="onLoad" draw:mime-type="image/png">
            <text:p/>
          </draw:image>
        </draw:frame>
        <draw:line draw:style-name="gr4" draw:text-style-name="P6" draw:layer="layout" svg:x1="0cm" svg:y1="18.288cm" svg:x2="28cm" svg:y2="18.288cm">
          <text:p/>
        </draw:line>
        <draw:frame draw:style-name="gr5" draw:text-style-name="P7" draw:layer="layout" svg:width="7.868cm" svg:height="0.963cm" svg:x="1.53cm" svg:y="16.563cm">
          <draw:text-box>
            <text:p><text:span text:style-name="T3"><text:a xlink:href="https://github.com/Obijuan" xlink:type="simple">https://github.com/Obijuan</text:a></text:span></text:p>
          </draw:text-box>
        </draw:frame>
        <draw:frame draw:style-name="gr6" draw:text-style-name="P8" draw:layer="layout" svg:width="6.096cm" svg:height="1.27cm" svg:x="1.53cm" svg:y="15.671cm">
          <draw:text-box>
            <text:p text:style-name="P4"><text:span text:style-name="T4">@Obijuan_cube</text:span></text:p>
          </draw:text-box>
        </draw:frame>
        <draw:frame draw:style-name="gr3" draw:text-style-name="P6" draw:layer="layout" svg:width="4.652cm" svg:height="2.032cm" svg:x="10.08cm" svg:y="15.24cm">
          <draw:image xlink:href="Pictures/100000000000021A000000EB8ACF8904EB0A656A.jpg" xlink:type="simple" xlink:show="embed" xlink:actuate="onLoad" draw:mime-type="image/jpeg">
            <text:p/>
          </draw:image>
        </draw:frame>
        <draw:frame draw:style-name="gr3" draw:text-style-name="P6" draw:layer="layout" svg:width="3.476cm" svg:height="1.6cm" svg:x="18.288cm" svg:y="19.05cm">
          <draw:image xlink:href="Pictures/10000001000000BD00000057905259342481DABA.gif" xlink:type="simple" xlink:show="embed" xlink:actuate="onLoad" draw:mime-type="image/gif">
            <text:p/>
          </draw:image>
        </draw:frame>
        <draw:frame presentation:style-name="pr2" draw:text-style-name="P9" draw:layer="layout" svg:width="21.844cm" svg:height="1.127cm" svg:x="5.588cm" svg:y="2.175cm">
          <draw:text-box>
            <text:p text:style-name="P2"><text:span text:style-name="T5">CT.13: Señales periódicas y temporización</text:span></text:p>
          </draw:text-box>
        </draw:frame>
        <draw:frame draw:style-name="gr3" draw:text-style-name="P6" draw:layer="layout" svg:width="3.302cm" svg:height="2.551cm" svg:x="5.08cm" svg:y="18.449cm">
          <draw:image xlink:href="Pictures/100000010000060F000004AEE67336A0B9B80C01.png" xlink:type="simple" xlink:show="embed" xlink:actuate="onLoad" draw:mime-type="image/png">
            <text:p/>
          </draw:image>
        </draw:frame>
        <draw:frame presentation:style-name="pr3" draw:text-style-name="P10" draw:layer="layout" svg:width="8.128cm" svg:height="1.575cm" svg:x="9.144cm" svg:y="18.999cm">
          <draw:text-box>
            <text:p><text:span text:style-name="T6">Madrid, 2022-Dic-27</text:span></text:p>
          </draw:text-box>
        </draw:frame>
        <draw:frame draw:style-name="gr3" draw:text-style-name="P6" draw:layer="layout" svg:width="4.453cm" svg:height="1.908cm" svg:x="1.872cm" svg:y="4.826cm">
          <draw:image xlink:href="Pictures/10000000000000A10000004534ECB7735B598428.png" xlink:type="simple" xlink:show="embed" xlink:actuate="onLoad" draw:mime-type="image/png">
            <text:p/>
          </draw:image>
        </draw:frame>
        <draw:frame draw:style-name="gr3" draw:text-style-name="P6" draw:layer="layout" svg:width="5.149cm" svg:height="3.862cm" svg:x="0.185cm" svg:y="0.456cm">
          <draw:image xlink:href="Pictures/10000000000004B00000038421DEC524011365B6.jpg" xlink:type="simple" xlink:show="embed" xlink:actuate="onLoad" draw:mime-type="image/jpeg">
            <text:p/>
          </draw:image>
        </draw:frame>
        <draw:frame draw:style-name="gr7" draw:text-style-name="P11" draw:layer="layout" svg:width="0.502cm" svg:height="1.187cm" svg:x="12.756cm" svg:y="8.892cm">
          <draw:text-box>
            <text:p/>
          </draw:text-box>
        </draw:frame>
        <draw:frame draw:style-name="gr8" draw:text-style-name="P6" draw:layer="layout" svg:width="3.81cm" svg:height="1.728cm" svg:x="0.762cm" svg:y="18.796cm">
          <draw:image xlink:href="Pictures/10000000000000F9000000713BC044C3C9E7F0C7.png" xlink:type="simple" xlink:show="embed" xlink:actuate="onLoad" draw:mime-type="image/png">
            <text:p/>
          </draw:image>
        </draw:frame>
        <draw:frame draw:style-name="gr9" draw:text-style-name="P12" draw:layer="layout" svg:width="6.604cm" svg:height="3.352cm" svg:x="2.032cm" svg:y="5.588cm">
          <draw:image xlink:href="Pictures/1001633F0000456E0000233EAECAF47B04C6AD98.svg" xlink:type="simple" xlink:show="embed" xlink:actuate="onLoad" draw:mime-type="image/svg+xml">
            <text:p/>
          </draw:image>
          <draw:image xlink:href="Pictures/10000001000002A000000155A8DF1044B009C613.png" xlink:type="simple" xlink:show="embed" xlink:actuate="onLoad" draw:mime-type="image/png"/>
        </draw:frame>
        <draw:frame draw:style-name="gr9" draw:text-style-name="P12" draw:layer="layout" svg:width="5.86cm" svg:height="3.947cm" svg:x="2.286cm" svg:y="9.769cm">
          <draw:image xlink:href="Pictures/100166FA0000450C00002E816FC653B0553E35CF.svg" xlink:type="simple" xlink:show="embed" xlink:actuate="onLoad" draw:mime-type="image/svg+xml">
            <text:p/>
          </draw:image>
          <draw:image xlink:href="Pictures/100000010000029C000001C25131C0FB31E63D05.png" xlink:type="simple" xlink:show="embed" xlink:actuate="onLoad" draw:mime-type="image/png"/>
        </draw:frame>
        <draw:frame draw:style-name="gr9" draw:text-style-name="P12" draw:layer="layout" svg:width="4.973cm" svg:height="4.11cm" svg:x="8.997cm" svg:y="5.588cm">
          <draw:image xlink:href="Pictures/10016B460000474D00003AEC90E0E7F34C4DDCF7.svg" xlink:type="simple" xlink:show="embed" xlink:actuate="onLoad" draw:mime-type="image/svg+xml">
            <text:p/>
          </draw:image>
          <draw:image xlink:href="Pictures/10000001000002B20000023ABBC969C70C598AD7.png" xlink:type="simple" xlink:show="embed" xlink:actuate="onLoad" draw:mime-type="image/png"/>
        </draw:frame>
        <draw:frame draw:style-name="gr9" draw:text-style-name="P12" draw:layer="layout" svg:width="11.91cm" svg:height="5.842cm" svg:x="15.136cm" svg:y="4.318cm">
          <draw:image xlink:href="Pictures/10000000000002E60000016C123BD94C99E9E951.png" xlink:type="simple" xlink:show="embed" xlink:actuate="onLoad" draw:mime-type="image/png">
            <text:p/>
          </draw:image>
        </draw:frame>
        <draw:frame draw:style-name="gr9" draw:text-style-name="P12" draw:layer="layout" svg:width="4.547cm" svg:height="2.586cm" svg:x="10.185cm" svg:y="11.384cm">
          <draw:image xlink:href="Pictures/10002BD000003E3300002360B7CABD2632FC4888.svg" xlink:type="simple" xlink:show="embed" xlink:actuate="onLoad" draw:mime-type="image/svg+xml">
            <text:p/>
          </draw:image>
          <draw:image xlink:href="Pictures/100000010000025A00000156308D90D2A6989D48.png" xlink:type="simple" xlink:show="embed" xlink:actuate="onLoad" draw:mime-type="image/png"/>
        </draw:frame>
        <draw:frame draw:style-name="gr9" draw:text-style-name="P12" draw:layer="layout" svg:width="4.558cm" svg:height="2.811cm" svg:x="17.018cm" svg:y="11.159cm">
          <draw:image xlink:href="Pictures/1000329200003E330000265D4EB88525496D22F0.svg" xlink:type="simple" xlink:show="embed" xlink:actuate="onLoad" draw:mime-type="image/svg+xml">
            <text:p/>
          </draw:image>
          <draw:image xlink:href="Pictures/100000010000025A000001732C37E12FD4AEC3C8.png" xlink:type="simple" xlink:show="embed" xlink:actuate="onLoad" draw:mime-type="image/png"/>
        </draw:frame>
        <draw:frame draw:style-name="gr9" draw:text-style-name="P12" draw:layer="layout" svg:width="4.348cm" svg:height="2.592cm" svg:x="22.322cm" svg:y="11.176cm">
          <draw:image xlink:href="Pictures/100023F100003E330000251552932D8D83FA3D7D.svg" xlink:type="simple" xlink:show="embed" xlink:actuate="onLoad" draw:mime-type="image/svg+xml">
            <text:p/>
          </draw:image>
          <draw:image xlink:href="Pictures/100000010000025A00000167E4682331EF0F761F.png" xlink:type="simple" xlink:show="embed" xlink:actuate="onLoad" draw:mime-type="image/png"/>
        </draw:frame>
        <draw:frame draw:style-name="gr9" draw:text-style-name="P12" draw:layer="layout" svg:width="4.743cm" svg:height="2.599cm" svg:x="16.002cm" svg:y="14.927cm">
          <draw:image xlink:href="Pictures/1000000000000162000000C29113AB0337A2B0C4.png" xlink:type="simple" xlink:show="embed" xlink:actuate="onLoad" draw:mime-type="image/png">
            <text:p/>
          </draw:image>
        </draw:frame>
        <draw:frame draw:style-name="gr9" draw:text-style-name="P12" draw:layer="layout" svg:width="4.731cm" svg:height="2.794cm" svg:x="21.431cm" svg:y="14.732cm">
          <draw:image xlink:href="Pictures/1000000000000156000000CA668A676951CF7393.png" xlink:type="simple" xlink:show="embed" xlink:actuate="onLoad" draw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9-12T08:43:18.418141001</meta:creation-date>
    <dc:date>2022-12-27T10:31:38.096335112</dc:date>
    <meta:editing-duration>P8DT5H2M25S</meta:editing-duration>
    <meta:editing-cycles>571</meta:editing-cycles>
    <meta:generator>LibreOffice/7.3.7.2$Linux_X86_64 LibreOffice_project/30$Build-2</meta:generator>
    <meta:print-date>2017-10-04T10:42:29.653181544</meta:print-date>
    <meta:document-statistic meta:object-count="48"/>
  </office:meta>
</office:document-meta>
</file>